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MCharMetrics.ge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ge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getWidth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setBBox( RectangularShape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setCharCode( int cha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setWidthX( double width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setCharacter( NamedCharact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getUnicode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getCha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FMCharMetrics.hasCha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setCharacter( String charName , String unicode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getWidt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setWidthY( double width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getCha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CharMetric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